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clients_5f_structure" style:display-name="clients_structure" style:family="table">
      <style:table-properties style:width="14.649cm" table:align="margins"/>
    </style:style>
    <style:style style:name="clients_5f_structure.A" style:display-name="clients_structure.A" style:family="table-column">
      <style:table-column-properties style:column-width="2.93cm" style:rel-column-width="13106*"/>
    </style:style>
    <style:style style:name="clients_5f_structure.E" style:display-name="clients_structure.E" style:family="table-column">
      <style:table-column-properties style:column-width="2.932cm" style:rel-column-width="13111*"/>
    </style:style>
    <style:style style:name="commandes_5f_structure" style:display-name="commandes_structure" style:family="table">
      <style:table-properties style:width="14.649cm" table:align="margins"/>
    </style:style>
    <style:style style:name="commandes_5f_structure.A" style:display-name="commandes_structure.A" style:family="table-column">
      <style:table-column-properties style:column-width="2.93cm" style:rel-column-width="13106*"/>
    </style:style>
    <style:style style:name="commandes_5f_structure.E" style:display-name="commandes_structure.E" style:family="table-column">
      <style:table-column-properties style:column-width="2.932cm" style:rel-column-width="13111*"/>
    </style:style>
    <style:style style:name="consommations_5f_structure" style:display-name="consommations_structure" style:family="table">
      <style:table-properties style:width="14.649cm" table:align="margins"/>
    </style:style>
    <style:style style:name="consommations_5f_structure.A" style:display-name="consommations_structure.A" style:family="table-column">
      <style:table-column-properties style:column-width="2.93cm" style:rel-column-width="13106*"/>
    </style:style>
    <style:style style:name="consommations_5f_structure.E" style:display-name="consommations_structure.E" style:family="table-column">
      <style:table-column-properties style:column-width="2.932cm" style:rel-column-width="13111*"/>
    </style:style>
    <style:style style:name="paniers_5f_structure" style:display-name="paniers_structure" style:family="table">
      <style:table-properties style:width="14.649cm" table:align="margins"/>
    </style:style>
    <style:style style:name="paniers_5f_structure.A" style:display-name="paniers_structure.A" style:family="table-column">
      <style:table-column-properties style:column-width="2.93cm" style:rel-column-width="13106*"/>
    </style:style>
    <style:style style:name="paniers_5f_structure.E" style:display-name="paniers_structure.E" style:family="table-column">
      <style:table-column-properties style:column-width="2.932cm" style:rel-column-width="13111*"/>
    </style:style>
    <style:style style:name="tables_5f_structure" style:display-name="tables_structure" style:family="table">
      <style:table-properties style:width="14.649cm" table:align="margins"/>
    </style:style>
    <style:style style:name="tables_5f_structure.A" style:display-name="tables_structure.A" style:family="table-column">
      <style:table-column-properties style:column-width="2.93cm" style:rel-column-width="13106*"/>
    </style:style>
    <style:style style:name="tables_5f_structure.E" style:display-name="tables_structure.E" style:family="table-column">
      <style:table-column-properties style:column-width="2.932cm" style:rel-column-width="13111*"/>
    </style:style>
    <style:style style:name="Tableau1" style:family="table">
      <style:table-properties style:width="14.649cm" table:align="margins"/>
    </style:style>
    <style:style style:name="Tableau1.A" style:family="table-column">
      <style:table-column-properties style:column-width="2.93cm" style:rel-column-width="13106*"/>
    </style:style>
    <style:style style:name="Tableau1.E" style:family="table-column">
      <style:table-column-properties style:column-width="2.932cm" style:rel-column-width="13111*"/>
    </style:style>
    <style:style style:name="T1" style:family="text">
      <style:text-properties officeooo:rsid="0019bb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 text:is-list-header="true">Structure de la table clients</text:h>
      <table:table table:name="clients_structure" table:style-name="clients_5f_structure">
        <table:table-column table:style-name="clients_5f_structure.A" table:number-columns-repeated="4"/>
        <table:table-column table:style-name="clients_5f_structure.E"/>
        <table:table-row>
          <table:table-cell office:value-type="string">
            <text:p text:style-name="Standard">Colonne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Valeur par défaut</text:p>
          </table:table-cell>
          <table:table-cell office:value-type="string">
            <text:p text:style-name="Standard">Commentaires</text:p>
          </table:table-cell>
        </table:table-row>
        <table:table-row>
          <table:table-cell office:value-type="string">
            <text:p text:style-name="Standard">idClient</text:p>
          </table:table-cell>
          <table:table-cell office:value-type="string">
            <text:p text:style-name="Standard">int(10)</text:p>
          </table:table-cell>
          <table:table-cell office:value-type="string">
            <text:p text:style-name="Standard">Non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nomClient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n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</table:table>
      <text:h text:style-name="Heading_20_2" text:outline-level="2" text:is-list-header="true">Structure de la table commandes</text:h>
      <table:table table:name="commandes_structure" table:style-name="commandes_5f_structure">
        <table:table-column table:style-name="commandes_5f_structure.A" table:number-columns-repeated="4"/>
        <table:table-column table:style-name="commandes_5f_structure.E"/>
        <table:table-row>
          <table:table-cell office:value-type="string">
            <text:p text:style-name="Standard">Colonne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Valeur par défaut</text:p>
          </table:table-cell>
          <table:table-cell office:value-type="string">
            <text:p text:style-name="Standard">Commentaires</text:p>
          </table:table-cell>
        </table:table-row>
        <table:table-row>
          <table:table-cell office:value-type="string">
            <text:p text:style-name="Standard">idCommande</text:p>
          </table:table-cell>
          <table:table-cell office:value-type="string">
            <text:p text:style-name="Standard">int(10)</text:p>
          </table:table-cell>
          <table:table-cell office:value-type="string">
            <text:p text:style-name="Standard">Non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nomCommande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n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outCommande</text:p>
          </table:table-cell>
          <table:table-cell office:value-type="string">
            <text:p text:style-name="Standard">float</text:p>
          </table:table-cell>
          <table:table-cell office:value-type="string">
            <text:p text:style-name="Standard">Non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etatCommande</text:p>
          </table:table-cell>
          <table:table-cell office:value-type="string">
            <text:p text:style-name="Standard">enum('annulé', 'payé', 'en cours')</text:p>
          </table:table-cell>
          <table:table-cell office:value-type="string">
            <text:p text:style-name="Standard">Oui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id_panier</text:p>
          </table:table-cell>
          <table:table-cell office:value-type="string">
            <text:p text:style-name="Standard">int(10)</text:p>
          </table:table-cell>
          <table:table-cell office:value-type="string">
            <text:p text:style-name="Standard">Non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id_client</text:p>
          </table:table-cell>
          <table:table-cell office:value-type="string">
            <text:p text:style-name="Standard">int(10)</text:p>
          </table:table-cell>
          <table:table-cell office:value-type="string">
            <text:p text:style-name="Standard">Non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id_table</text:p>
          </table:table-cell>
          <table:table-cell office:value-type="string">
            <text:p text:style-name="Standard">int(10)</text:p>
          </table:table-cell>
          <table:table-cell office:value-type="string">
            <text:p text:style-name="Standard">Non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</table:table>
      <text:h text:style-name="Heading_20_2" text:outline-level="2" text:is-list-header="true">Structure de la table consommations</text:h>
      <table:table table:name="consommations_structure" table:style-name="consommations_5f_structure">
        <table:table-column table:style-name="consommations_5f_structure.A" table:number-columns-repeated="4"/>
        <table:table-column table:style-name="consommations_5f_structure.E"/>
        <table:table-row>
          <table:table-cell office:value-type="string">
            <text:p text:style-name="Standard">Colonne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Valeur par défaut</text:p>
          </table:table-cell>
          <table:table-cell office:value-type="string">
            <text:p text:style-name="Standard">Commentaires</text:p>
          </table:table-cell>
        </table:table-row>
        <table:table-row>
          <table:table-cell office:value-type="string">
            <text:p text:style-name="Standard">idConso</text:p>
          </table:table-cell>
          <table:table-cell office:value-type="string">
            <text:p text:style-name="Standard">int(10)</text:p>
          </table:table-cell>
          <table:table-cell office:value-type="string">
            <text:p text:style-name="Standard">Non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nomConso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n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prixConso</text:p>
          </table:table-cell>
          <table:table-cell office:value-type="string">
            <text:p text:style-name="Standard">float</text:p>
          </table:table-cell>
          <table:table-cell office:value-type="string">
            <text:p text:style-name="Standard">Non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detailConso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n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id_type</text:p>
          </table:table-cell>
          <table:table-cell office:value-type="string">
            <text:p text:style-name="Standard">int(10)</text:p>
          </table:table-cell>
          <table:table-cell office:value-type="string">
            <text:p text:style-name="Standard">Non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</table:table>
      <text:h text:style-name="Heading_20_2" text:outline-level="2" text:is-list-header="true">Structure de la table paniers</text:h>
      <table:table table:name="paniers_structure" table:style-name="paniers_5f_structure">
        <table:table-column table:style-name="paniers_5f_structure.A" table:number-columns-repeated="4"/>
        <table:table-column table:style-name="paniers_5f_structure.E"/>
        <table:table-row>
          <table:table-cell office:value-type="string">
            <text:p text:style-name="Standard">Colonne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Valeur par défaut</text:p>
          </table:table-cell>
          <table:table-cell office:value-type="string">
            <text:p text:style-name="Standard">Commentaires</text:p>
          </table:table-cell>
        </table:table-row>
        <table:table-row>
          <table:table-cell office:value-type="string">
            <text:p text:style-name="Standard">idPanier</text:p>
          </table:table-cell>
          <table:table-cell office:value-type="string">
            <text:p text:style-name="Standard">int(10)</text:p>
          </table:table-cell>
          <table:table-cell office:value-type="string">
            <text:p text:style-name="Standard">Non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quantite</text:p>
          </table:table-cell>
          <table:table-cell office:value-type="string">
            <text:p text:style-name="Standard">int(10)</text:p>
          </table:table-cell>
          <table:table-cell office:value-type="string">
            <text:p text:style-name="Standard">Non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id_conso</text:p>
          </table:table-cell>
          <table:table-cell office:value-type="string">
            <text:p text:style-name="Standard">int(10)</text:p>
          </table:table-cell>
          <table:table-cell office:value-type="string">
            <text:p text:style-name="Standard">Non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</table:table>
      <text:h text:style-name="Heading_20_2" text:outline-level="2" text:is-list-header="true">Structure de la table tables</text:h>
      <table:table table:name="tables_structure" table:style-name="tables_5f_structure">
        <table:table-column table:style-name="tables_5f_structure.A" table:number-columns-repeated="4"/>
        <table:table-column table:style-name="tables_5f_structure.E"/>
        <table:table-row>
          <table:table-cell office:value-type="string">
            <text:p text:style-name="Standard">Colonne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Valeur par défaut</text:p>
          </table:table-cell>
          <table:table-cell office:value-type="string">
            <text:p text:style-name="Standard">Commentaires</text:p>
          </table:table-cell>
        </table:table-row>
        <table:table-row>
          <table:table-cell office:value-type="string">
            <text:p text:style-name="Standard">idTable</text:p>
          </table:table-cell>
          <table:table-cell office:value-type="string">
            <text:p text:style-name="Standard">int(10)</text:p>
          </table:table-cell>
          <table:table-cell office:value-type="string">
            <text:p text:style-name="Standard">Non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numTable</text:p>
          </table:table-cell>
          <table:table-cell office:value-type="string">
            <text:p text:style-name="Standard">int(10)</text:p>
          </table:table-cell>
          <table:table-cell office:value-type="string">
            <text:p text:style-name="Standard">Non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</table:table>
      <text:h text:style-name="Heading_20_2" text:outline-level="2" text:is-list-header="true"><text:span text:style-name="T1">St</text:span>ructure de la table types</text:h>
      <table:table table:name="Tableau1" table:style-name="Tableau1">
        <table:table-column table:style-name="Tableau1.A" table:number-columns-repeated="4"/>
        <table:table-column table:style-name="Tableau1.E"/>
        <table:table-row>
          <table:table-cell office:value-type="string">
            <text:p text:style-name="Standard">Colonne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Valeur par défaut</text:p>
          </table:table-cell>
          <table:table-cell office:value-type="string">
            <text:p text:style-name="Standard">Commentaires</text:p>
          </table:table-cell>
        </table:table-row>
        <table:table-row>
          <table:table-cell office:value-type="string">
            <text:p text:style-name="Standard">idType</text:p>
          </table:table-cell>
          <table:table-cell office:value-type="string">
            <text:p text:style-name="Standard">int(10)</text:p>
          </table:table-cell>
          <table:table-cell office:value-type="string">
            <text:p text:style-name="Standard">Non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nomType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n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</table:table>
      <text:h text:style-name="Heading_20_2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fo:font-size="14pt" style:font-size-asian="14pt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54cm" fo:margin-bottom="2.54cm" fo:margin-left="3.175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initial-creator>phpMyAdmin 4.6.6deb5</meta:initial-creator>
    <meta:creation-date>2019-02-11T18:58:11</meta:creation-date>
    <dc:date>2019-02-11T19:00:59.806020545</dc:date>
    <dc:creator>Tiona Ralijaona</dc:creator>
    <meta:editing-duration>PT18S</meta:editing-duration>
    <meta:editing-cycles>1</meta:editing-cycles>
    <meta:document-statistic meta:table-count="6" meta:image-count="0" meta:object-count="0" meta:page-count="1" meta:paragraph-count="100" meta:word-count="139" meta:character-count="887" meta:non-whitespace-character-count="848"/>
  </office:meta>
</office:document-meta>
</file>